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3.956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3.956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.8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1.85cm"/>
    </style:style>
    <style:style style:name="gr7" style:family="graphic" style:parent-style-name="standard">
      <style:graphic-properties draw:textarea-horizontal-align="justify" draw:textarea-vertical-align="middle" draw:auto-grow-height="false" fo:min-height="0.758cm" fo:min-width="3.404cm"/>
    </style:style>
    <style:style style:name="gr8" style:family="graphic" style:parent-style-name="standard">
      <style:graphic-properties draw:textarea-horizontal-align="justify" draw:textarea-vertical-align="middle" draw:auto-grow-height="false" fo:min-height="0.696cm" fo:min-width="3.278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4.8cm"/>
    </style:style>
    <style:style style:name="gr10" style:family="graphic" style:parent-style-name="standard">
      <style:graphic-properties draw:textarea-horizontal-align="justify" draw:textarea-vertical-align="middle" draw:auto-grow-height="false" fo:min-height="1.198cm" fo:min-width="4.53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3cm" svg:height="1.8cm" svg:x="7.2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6.3cm" svg:height="2.2cm" svg:x="2.3cm" svg:y="24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5.3cm" svg:height="1.2cm" svg:x="8.1cm" svg:y="10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35cm" svg:y1="2.8cm" svg:x2="10.3cm" svg:y2="4.2cm" draw:start-shape="id1" draw:start-glue-point="8" draw:end-shape="id2" draw:end-glue-point="5" svg:d="M10350 2800l-50 1400" svg:viewBox="0 0 51 1401">
          <text:p/>
        </draw:connector>
        <draw:custom-shape draw:style-name="gr5" draw:text-style-name="P1" xml:id="id4" draw:id="id4" draw:layer="layout" svg:width="5.3cm" svg:height="1.6cm" svg:x="8.1cm" svg:y="12.4cm">
          <text:p text:style-name="P1">I = star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75cm" svg:y1="11.2cm" svg:x2="10.75cm" svg:y2="12.4cm" draw:start-shape="id3" draw:start-glue-point="2" draw:end-shape="id4" draw:end-glue-point="0" svg:d="M10750 11200v1200" svg:viewBox="0 0 1 1201">
          <text:p/>
        </draw:connector>
        <draw:custom-shape draw:style-name="gr6" draw:text-style-name="P1" xml:id="id5" draw:id="id5" draw:layer="layout" svg:width="4.7cm" svg:height="3.2cm" svg:x="8.4cm" svg:y="15.4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10.75cm" svg:y1="14cm" svg:x2="10.75cm" svg:y2="15.4cm" draw:start-shape="id4" draw:start-glue-point="2" draw:end-shape="id5" draw:end-glue-point="4" svg:d="M10750 14000v1400" svg:viewBox="0 0 1 1401">
          <text:p/>
        </draw:connector>
        <draw:custom-shape draw:style-name="gr7" draw:text-style-name="P1" xml:id="id2" draw:id="id2" draw:layer="layout" svg:width="6.2cm" svg:height="1.6cm" svg:x="7.2cm" svg:y="4.2cm">
          <text:p text:style-name="P1">Pobierz start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6" draw:id="id6" draw:layer="layout" svg:width="6cm" svg:height="1.5cm" svg:x="6.4cm" svg:y="7.5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10.3cm" svg:y1="5.8cm" svg:x2="10.15cm" svg:y2="7.5cm" draw:start-shape="id2" draw:start-glue-point="8" draw:end-shape="id6" draw:end-glue-point="4" svg:d="M10300 5800l-150 1700" svg:viewBox="0 0 151 1701">
          <text:p/>
        </draw:connector>
        <draw:connector draw:style-name="gr4" draw:text-style-name="P2" draw:layer="layout" draw:type="line" svg:x1="9.4cm" svg:y1="9cm" svg:x2="10.75cm" svg:y2="10cm" draw:start-shape="id6" draw:start-glue-point="8" draw:end-shape="id3" svg:d="M9400 9000l1350 1000" svg:viewBox="0 0 1351 1001">
          <text:p/>
        </draw:connector>
        <draw:custom-shape draw:style-name="gr9" draw:text-style-name="P1" xml:id="id8" draw:id="id8" draw:layer="layout" svg:width="5.3cm" svg:height="1.5cm" svg:x="12.5cm" svg:y="19.3cm">
          <text:p text:style-name="P1">Suma = suma + i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8cm" svg:height="2.3cm" svg:x="1.5cm" svg:y="18.7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svg:x1="8.4cm" svg:y1="17cm" svg:x2="5.5cm" svg:y2="18.7cm" draw:start-shape="id5" draw:start-glue-point="5" draw:end-shape="id7" svg:d="M8400 17000h-2900v1700" svg:viewBox="0 0 2901 1701">
          <text:p text:style-name="P1">NIE</text:p>
        </draw:connector>
        <draw:connector draw:style-name="gr11" draw:text-style-name="P2" draw:layer="layout" svg:x1="13.1cm" svg:y1="17cm" svg:x2="15.15cm" svg:y2="19.3cm" draw:start-shape="id5" draw:start-glue-point="7" draw:end-shape="id8" svg:d="M13100 17000h2050v2300" svg:viewBox="0 0 2051 2301">
          <text:p text:style-name="P1">TAK</text:p>
        </draw:connector>
        <draw:custom-shape draw:style-name="gr12" draw:text-style-name="P1" xml:id="id9" draw:id="id9" draw:layer="layout" svg:width="6cm" svg:height="1.4cm" svg:x="12.2cm" svg:y="22.4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5.15cm" svg:y1="20.8cm" svg:x2="15.2cm" svg:y2="22.4cm" draw:start-shape="id8" draw:start-glue-point="2" draw:end-shape="id9" draw:end-glue-point="0" svg:d="M15150 20800l50 1600" svg:viewBox="0 0 51 1601">
          <text:p/>
        </draw:connector>
        <draw:connector draw:style-name="gr4" draw:text-style-name="P2" draw:layer="layout" draw:type="line" svg:x1="5.5cm" svg:y1="21cm" svg:x2="5.45cm" svg:y2="24.4cm" draw:start-shape="id7" draw:start-glue-point="8" draw:end-shape="id10" draw:end-glue-point="4" svg:d="M5500 21000l-50 3400" svg:viewBox="0 0 51 3401">
          <text:p/>
        </draw:connector>
        <draw:connector draw:style-name="gr4" draw:text-style-name="P2" draw:layer="layout" draw:type="line" svg:x1="15.2cm" svg:y1="23.8cm" svg:x2="15.2cm" svg:y2="23.8cm" draw:start-shape="id9" draw:start-glue-point="2" draw:end-shape="id9" draw:end-glue-point="2" svg:d="M15200 23800z" svg:viewBox="0 0 1 1">
          <text:p/>
        </draw:connector>
        <draw:connector draw:style-name="gr4" draw:text-style-name="P2" draw:layer="layout" svg:x1="18.2cm" svg:y1="23.1cm" svg:x2="10.75cm" svg:y2="15.4cm" draw:start-shape="id9" draw:start-glue-point="1" draw:end-shape="id5" draw:end-glue-point="4" svg:d="M18200 23100h501v-8201h-7951v501" svg:viewBox="0 0 7952 8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12.755899103</meta:creation-date>
    <meta:generator>LibreOffice/6.0.7.3$Linux_X86_64 LibreOffice_project/00m0$Build-3</meta:generator>
    <dc:date>2019-11-14T12:14:31.030527945</dc:date>
    <meta:editing-duration>PT6M13S</meta:editing-duration>
    <meta:editing-cycles>3</meta:editing-cycles>
    <meta:document-statistic meta:object-count="21"/>
  </office:meta>
</office:document-meta>
</file>